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4476b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Ultrafine_20_Dashed" svg:stroke-width="0cm" svg:stroke-color="#660066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solid" draw:stroke-dash="Ultrafine_20_Dashed" svg:stroke-width="0cm" svg:stroke-color="#33a3a3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align="center" fo:text-indent="0cm"/>
      <style:text-properties fo:color="#ffffff" fo:font-family="'MgOpen Moderna'" style:font-pitch="variable" fo:font-size="8pt" style:font-size-asian="8pt" style:font-size-complex="8pt"/>
    </style:style>
    <style:style style:name="P4" style:family="paragraph">
      <style:paragraph-properties fo:margin-left="0cm" fo:margin-right="0cm" fo:text-align="center" fo:text-indent="0cm"/>
      <style:text-properties fo:color="#ffffff" fo:font-size="8pt" style:font-size-asian="8pt" style:font-size-complex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margin-left="0cm" fo:margin-right="0cm" fo:text-indent="0cm">
        <style:tab-stops>
          <style:tab-stop style:position="3.122cm"/>
          <style:tab-stop style:position="6.376cm"/>
        </style:tab-stops>
      </style:paragraph-properties>
    </style:style>
    <style:style style:name="P7" style:family="paragraph">
      <style:text-properties fo:font-family="'MgOpen Moderna'" style:font-pitch="variable" fo:font-size="12pt" style:font-size-asian="12pt" style:font-size-complex="12pt"/>
    </style:style>
    <style:style style:name="P8" style:family="paragraph">
      <style:paragraph-properties fo:margin-left="0cm" fo:margin-right="0cm" fo:text-indent="0cm">
        <style:tab-stops>
          <style:tab-stop style:position="3.122cm"/>
          <style:tab-stop style:position="6.376cm"/>
        </style:tab-stops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>
      <style:text-properties fo:font-family="'MgOpen Moderna'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ffffff" fo:font-family="'MgOpen Moderna'" style:font-pitch="variable"/>
    </style:style>
    <style:style style:name="T2" style:family="text">
      <style:text-properties fo:font-family="'MgOpen Moderna'" style:font-pitch="variable" fo:font-size="12pt" style:font-size-asian="12pt" style:font-size-complex="12pt"/>
    </style:style>
    <style:style style:name="T3" style:family="text">
      <style:text-properties fo:font-family="'MgOpen Moderna'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21cm" svg:height="3cm" svg:x="0.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021cm" svg:height="2.166cm" svg:x="0.5cm" svg:y="12.8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2.834cm" svg:x="0.5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3cm" svg:x="0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021cm" svg:height="2.166cm" svg:x="0.5cm" svg:y="8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021cm" svg:height="1.666cm" svg:x="0.5cm" svg:y="3.1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8.021cm" svg:height="1.641cm" svg:x="0.5cm" svg:y="4.8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1.964cm" svg:x="0.5cm" svg:y="1.1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77cm" svg:height="0.423cm" svg:x="1cm" svg:y="3.923cm">
          <text:p text:style-name="P2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116cm" svg:height="0.423cm" svg:x="3.115cm" svg:y="3.5cm">
          <text:p text:style-name="P4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77cm" svg:height="0.423cm" svg:x="1cm" svg:y="5.577cm">
          <text:p text:style-name="P2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115cm" svg:height="0.424cm" svg:x="4.808cm" svg:y="5.153cm">
          <text:p text:style-name="P4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15cm" svg:height="0.423cm" svg:x="1cm" svg:y="7.423cm">
          <text:p text:style-name="P2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116cm" svg:height="0.423cm" svg:x="2.692cm" svg:y="7cm">
          <text:p text:style-name="P4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61cm" svg:height="0.423cm" svg:x="3.962cm" svg:y="7.423cm">
          <text:p text:style-name="P2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15cm" svg:height="0.424cm" svg:x="1cm" svg:y="9.423cm">
          <text:p text:style-name="P2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46cm" svg:height="0.423cm" svg:x="2.269cm" svg:y="9cm">
          <text:p text:style-name="P4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61cm" svg:height="0.424cm" svg:x="3.962cm" svg:y="9.423cm">
          <text:p text:style-name="P2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69cm" svg:height="0.423cm" svg:x="3.962cm" svg:y="9cm">
          <text:p text:style-name="P4"><text:span text:style-name="T1">rea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.115cm" svg:y1="7.624cm" svg:x2="3.961cm" svg:y2="7.624cm">
          <text:p/>
        </draw:line>
        <draw:line draw:style-name="gr5" draw:text-style-name="P5" draw:layer="layout" svg:x1="3.115cm" svg:y1="9.638cm" svg:x2="3.961cm" svg:y2="9.638cm">
          <text:p/>
        </draw:line>
        <draw:line draw:style-name="gr6" draw:text-style-name="P5" draw:layer="layout" svg:x1="3.115cm" svg:y1="9.232cm" svg:x2="3.961cm" svg:y2="9.232cm">
          <text:p/>
        </draw:line>
        <draw:custom-shape draw:style-name="gr3" draw:text-style-name="P3" draw:layer="layout" svg:width="4.231cm" svg:height="0.423cm" svg:x="1cm" svg:y="11.423cm">
          <text:p text:style-name="P2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115cm" svg:height="0.423cm" svg:x="1.423cm" svg:y="11cm">
          <text:p text:style-name="P4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84cm" svg:height="0.423cm" svg:x="3.962cm" svg:y="11.846cm">
          <text:p text:style-name="P2"><text:span text:style-name="T1">gene_B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31cm" svg:height="0.423cm" svg:x="1cm" svg:y="13.653cm">
          <text:p text:style-name="P2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116cm" svg:height="0.423cm" svg:x="2.692cm" svg:y="13.23cm">
          <text:p text:style-name="P4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84cm" svg:height="0.424cm" svg:x="3.962cm" svg:y="14.076cm">
          <text:p text:style-name="P2"><text:span text:style-name="T1">gene_B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31cm" svg:height="0.423cm" svg:x="1cm" svg:y="15.923cm">
          <text:p text:style-name="P2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0.423cm" svg:x="3.538cm" svg:y="15.5cm">
          <text:p text:style-name="P4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231cm" svg:height="0.423cm" svg:x="3.115cm" svg:y="16.346cm">
          <text:p text:style-name="P2"><text:span text:style-name="T1">gene_B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8.406cm" svg:height="0.717cm" svg:x="9cm" svg:y="3.5cm">
          <draw:text-box>
            <text:p text:style-name="P6"><text:span text:style-name="T2">gene_A</text:span><text:span text:style-name="T2"><text:tab/></text:span><text:span text:style-name="T2">gene_A</text:span><text:span text:style-name="T2"><text:tab/></text:span><text:span text:style-name="T2">gene_A</text:span></text:p>
          </draw:text-box>
        </draw:frame>
        <draw:frame draw:style-name="gr8" draw:text-style-name="P9" draw:layer="layout" svg:width="9.274cm" svg:height="1.201cm" svg:x="9cm" svg:y="1.5cm">
          <draw:text-box>
            <text:p text:style-name="P8"><text:span text:style-name="T3"><text:tab/></text:span><text:span text:style-name="T3">intersection</text:span><text:span text:style-name="T3"><text:tab/></text:span><text:span text:style-name="T3">intersection</text:span><text:span text:style-name="T3"><text:line-break/></text:span><text:span text:style-name="T3">union</text:span><text:span text:style-name="T3"><text:tab/></text:span><text:span text:style-name="T3">_strict</text:span><text:span text:style-name="T3"><text:tab/></text:span><text:span text:style-name="T3">_nonempty</text:span></text:p>
          </draw:text-box>
        </draw:frame>
        <draw:frame draw:style-name="gr8" draw:text-style-name="P7" draw:layer="layout" svg:width="8.406cm" svg:height="0.717cm" svg:x="9cm" svg:y="5.283cm">
          <draw:text-box>
            <text:p text:style-name="P6"><text:span text:style-name="T2">gene_A</text:span><text:span text:style-name="T2"><text:tab/></text:span><text:span text:style-name="T2">no_feature</text:span><text:span text:style-name="T2"><text:tab/></text:span><text:span text:style-name="T2">gene_A</text:span></text:p>
          </draw:text-box>
        </draw:frame>
        <draw:frame draw:style-name="gr8" draw:text-style-name="P7" draw:layer="layout" svg:width="8.406cm" svg:height="0.717cm" svg:x="9cm" svg:y="7cm">
          <draw:text-box>
            <text:p text:style-name="P6"><text:span text:style-name="T2">gene_A</text:span><text:span text:style-name="T2"><text:tab/></text:span><text:span text:style-name="T2">no_feature</text:span><text:span text:style-name="T2"><text:tab/></text:span><text:span text:style-name="T2">gene_A</text:span></text:p>
          </draw:text-box>
        </draw:frame>
        <draw:frame draw:style-name="gr8" draw:text-style-name="P7" draw:layer="layout" svg:width="8.406cm" svg:height="0.717cm" svg:x="9cm" svg:y="9cm">
          <draw:text-box>
            <text:p text:style-name="P6"><text:span text:style-name="T2">gene_A</text:span><text:span text:style-name="T2"><text:tab/></text:span><text:span text:style-name="T2">gene_A</text:span><text:span text:style-name="T2"><text:tab/></text:span><text:span text:style-name="T2">gene_A</text:span></text:p>
          </draw:text-box>
        </draw:frame>
        <draw:frame draw:style-name="gr8" draw:text-style-name="P7" draw:layer="layout" svg:width="8.406cm" svg:height="0.717cm" svg:x="9cm" svg:y="11.283cm">
          <draw:text-box>
            <text:p text:style-name="P6"><text:span text:style-name="T2">gene_A</text:span><text:span text:style-name="T2"><text:tab/></text:span><text:span text:style-name="T2">gene_A</text:span><text:span text:style-name="T2"><text:tab/></text:span><text:span text:style-name="T2">gene_A</text:span></text:p>
          </draw:text-box>
        </draw:frame>
        <draw:frame draw:style-name="gr8" draw:text-style-name="P7" draw:layer="layout" svg:width="8.406cm" svg:height="0.717cm" svg:x="9cm" svg:y="13.5cm">
          <draw:text-box>
            <text:p text:style-name="P6"><text:span text:style-name="T2">ambiguous</text:span><text:span text:style-name="T2"><text:tab/></text:span><text:span text:style-name="T2">gene_A</text:span><text:span text:style-name="T2"><text:tab/></text:span><text:span text:style-name="T2">gene_A</text:span></text:p>
          </draw:text-box>
        </draw:frame>
        <draw:frame draw:style-name="gr8" draw:text-style-name="P7" draw:layer="layout" svg:width="8.948cm" svg:height="0.717cm" svg:x="9cm" svg:y="15.783cm">
          <draw:text-box>
            <text:p text:style-name="P6"><text:span text:style-name="T2">ambiguous</text:span><text:span text:style-name="T2"><text:tab/></text:span><text:span text:style-name="T2">ambiguous</text:span><text:span text:style-name="T2"><text:tab/></text:span><text:span text:style-name="T2">ambiguo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Simon Anders</meta:initial-creator>
    <meta:creation-date>2010-04-08T12:26:04</meta:creation-date>
    <dc:creator>Simon Anders</dc:creator>
    <dc:date>2010-04-08T12:52:32</dc:date>
    <meta:editing-cycles>1</meta:editing-cycles>
    <meta:editing-duration>PT10M38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